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ea50" officeooo:paragraph-rsid="0004ea50"/>
    </style:style>
    <style:style style:name="P2" style:family="paragraph" style:parent-style-name="Standard">
      <style:text-properties officeooo:paragraph-rsid="000bd756"/>
    </style:style>
    <style:style style:name="P3" style:family="paragraph" style:parent-style-name="Standard">
      <style:text-properties officeooo:rsid="0019c2c2" officeooo:paragraph-rsid="0019c2c2"/>
    </style:style>
    <style:style style:name="P4" style:family="paragraph" style:parent-style-name="Standard">
      <style:text-properties officeooo:rsid="003218a0" officeooo:paragraph-rsid="003218a0"/>
    </style:style>
    <style:style style:name="P5" style:family="paragraph" style:parent-style-name="Standard">
      <style:text-properties officeooo:rsid="003d2c51" officeooo:paragraph-rsid="003d2c51"/>
    </style:style>
    <style:style style:name="P6" style:family="paragraph" style:parent-style-name="Standard">
      <style:text-properties officeooo:rsid="006119a0" officeooo:paragraph-rsid="006119a0"/>
    </style:style>
    <style:style style:name="P7" style:family="paragraph" style:parent-style-name="Standard" style:list-style-name="L1">
      <style:text-properties officeooo:rsid="0004ea50" officeooo:paragraph-rsid="0004ea50"/>
    </style:style>
    <style:style style:name="P8" style:family="paragraph" style:parent-style-name="Standard" style:list-style-name="L1">
      <style:text-properties officeooo:rsid="000705bb" officeooo:paragraph-rsid="00095234"/>
    </style:style>
    <style:style style:name="P9" style:family="paragraph" style:parent-style-name="Standard" style:list-style-name="L1">
      <style:text-properties officeooo:rsid="00095234" officeooo:paragraph-rsid="000bd756"/>
    </style:style>
    <style:style style:name="P10" style:family="paragraph" style:parent-style-name="Standard" style:list-style-name="L1">
      <style:text-properties officeooo:rsid="000bd756" officeooo:paragraph-rsid="000d14ec"/>
    </style:style>
    <style:style style:name="P11" style:family="paragraph" style:parent-style-name="Standard" style:list-style-name="L1">
      <style:text-properties officeooo:rsid="000d1f24" officeooo:paragraph-rsid="000d1f24"/>
    </style:style>
    <style:style style:name="P12" style:family="paragraph" style:parent-style-name="Standard" style:list-style-name="L1">
      <style:text-properties officeooo:rsid="000f0672" officeooo:paragraph-rsid="000f0672"/>
    </style:style>
    <style:style style:name="P13" style:family="paragraph" style:parent-style-name="Standard" style:list-style-name="L1">
      <style:text-properties officeooo:rsid="000f4ce3" officeooo:paragraph-rsid="000f4ce3"/>
    </style:style>
    <style:style style:name="P14" style:family="paragraph" style:parent-style-name="Standard" style:list-style-name="L1">
      <style:text-properties officeooo:rsid="001114c3" officeooo:paragraph-rsid="001114c3"/>
    </style:style>
    <style:style style:name="P15" style:family="paragraph" style:parent-style-name="Standard" style:list-style-name="L1">
      <style:text-properties officeooo:rsid="00125eaa" officeooo:paragraph-rsid="00125eaa"/>
    </style:style>
    <style:style style:name="P16" style:family="paragraph" style:parent-style-name="Standard" style:list-style-name="L1">
      <style:text-properties officeooo:rsid="00249a13" officeooo:paragraph-rsid="00249a13"/>
    </style:style>
    <style:style style:name="P17" style:family="paragraph" style:parent-style-name="Standard" style:list-style-name="L1">
      <style:text-properties officeooo:rsid="0028ec85" officeooo:paragraph-rsid="0028ec85"/>
    </style:style>
    <style:style style:name="P18" style:family="paragraph" style:parent-style-name="Standard" style:list-style-name="L1">
      <style:text-properties officeooo:rsid="002a1569" officeooo:paragraph-rsid="002a1569"/>
    </style:style>
    <style:style style:name="P19" style:family="paragraph" style:parent-style-name="Standard" style:list-style-name="L1">
      <style:text-properties officeooo:rsid="0005e147" officeooo:paragraph-rsid="0005e147"/>
    </style:style>
    <style:style style:name="P20" style:family="paragraph" style:parent-style-name="Standard" style:list-style-name="L1">
      <style:text-properties officeooo:rsid="002ce23d" officeooo:paragraph-rsid="002ce23d"/>
    </style:style>
    <style:style style:name="P21" style:family="paragraph" style:parent-style-name="Standard" style:list-style-name="L1">
      <style:text-properties officeooo:rsid="0030e8b8" officeooo:paragraph-rsid="0030e8b8"/>
    </style:style>
    <style:style style:name="P22" style:family="paragraph" style:parent-style-name="Standard" style:list-style-name="L1">
      <style:text-properties officeooo:rsid="0031a781" officeooo:paragraph-rsid="0031a781"/>
    </style:style>
    <style:style style:name="P23" style:family="paragraph" style:parent-style-name="Standard" style:list-style-name="L1">
      <style:text-properties officeooo:rsid="002dfc2a" officeooo:paragraph-rsid="002dfc2a"/>
    </style:style>
    <style:style style:name="P24" style:family="paragraph" style:parent-style-name="Standard" style:list-style-name="L1">
      <style:text-properties officeooo:rsid="003218a0" officeooo:paragraph-rsid="003218a0"/>
    </style:style>
    <style:style style:name="P25" style:family="paragraph" style:parent-style-name="Standard" style:list-style-name="L1">
      <style:text-properties officeooo:rsid="003a628e" officeooo:paragraph-rsid="003a628e"/>
    </style:style>
    <style:style style:name="P26" style:family="paragraph" style:parent-style-name="Standard" style:list-style-name="L1">
      <style:text-properties officeooo:rsid="003c2f12" officeooo:paragraph-rsid="003c2f12"/>
    </style:style>
    <style:style style:name="P27" style:family="paragraph" style:parent-style-name="Standard" style:list-style-name="L1">
      <style:text-properties officeooo:rsid="003d2c51" officeooo:paragraph-rsid="003fc234"/>
    </style:style>
    <style:style style:name="P28" style:family="paragraph" style:parent-style-name="Standard" style:list-style-name="L1">
      <style:text-properties officeooo:rsid="0044bf1f" officeooo:paragraph-rsid="0044bf1f"/>
    </style:style>
    <style:style style:name="P29" style:family="paragraph" style:parent-style-name="Standard" style:list-style-name="L1">
      <style:text-properties officeooo:rsid="0046fbd0" officeooo:paragraph-rsid="004a3d84"/>
    </style:style>
    <style:style style:name="P30" style:family="paragraph" style:parent-style-name="Standard" style:list-style-name="L1">
      <style:text-properties officeooo:rsid="004ab2fe" officeooo:paragraph-rsid="004ab2fe"/>
    </style:style>
    <style:style style:name="P31" style:family="paragraph" style:parent-style-name="Standard" style:list-style-name="L1">
      <style:text-properties officeooo:rsid="004c87bd" officeooo:paragraph-rsid="004c87bd"/>
    </style:style>
    <style:style style:name="P32" style:family="paragraph" style:parent-style-name="Standard" style:list-style-name="L1">
      <style:text-properties officeooo:rsid="0052a302" officeooo:paragraph-rsid="0052a302"/>
    </style:style>
    <style:style style:name="P33" style:family="paragraph" style:parent-style-name="Standard" style:list-style-name="L1">
      <style:text-properties officeooo:rsid="005393a2" officeooo:paragraph-rsid="005393a2"/>
    </style:style>
    <style:style style:name="P34" style:family="paragraph" style:parent-style-name="Standard" style:list-style-name="L1">
      <style:text-properties officeooo:rsid="00560c2c" officeooo:paragraph-rsid="00560c2c"/>
    </style:style>
    <style:style style:name="P35" style:family="paragraph" style:parent-style-name="Standard" style:list-style-name="L1">
      <style:text-properties officeooo:rsid="0057ddc0" officeooo:paragraph-rsid="0057ddc0"/>
    </style:style>
    <style:style style:name="P36" style:family="paragraph" style:parent-style-name="Standard" style:list-style-name="L1">
      <style:text-properties officeooo:rsid="00596664" officeooo:paragraph-rsid="00596664"/>
    </style:style>
    <style:style style:name="P37" style:family="paragraph" style:parent-style-name="Standard" style:list-style-name="L1">
      <style:text-properties officeooo:rsid="005b9369" officeooo:paragraph-rsid="005b9369"/>
    </style:style>
    <style:style style:name="P38" style:family="paragraph" style:parent-style-name="Standard" style:list-style-name="L1">
      <style:text-properties officeooo:rsid="005caf12" officeooo:paragraph-rsid="005caf12"/>
    </style:style>
    <style:style style:name="P39" style:family="paragraph" style:parent-style-name="Standard" style:list-style-name="L1">
      <style:text-properties officeooo:rsid="005e41f9" officeooo:paragraph-rsid="005e41f9"/>
    </style:style>
    <style:style style:name="P40" style:family="paragraph" style:parent-style-name="Standard" style:list-style-name="L1">
      <style:text-properties officeooo:rsid="006119a0" officeooo:paragraph-rsid="006119a0"/>
    </style:style>
    <style:style style:name="P41" style:family="paragraph" style:parent-style-name="Standard">
      <style:text-properties officeooo:rsid="0019c2c2" officeooo:paragraph-rsid="000705bb"/>
    </style:style>
    <style:style style:name="P42" style:family="paragraph" style:parent-style-name="Standard" style:list-style-name="L1">
      <style:text-properties officeooo:rsid="0061831a" officeooo:paragraph-rsid="0061831a"/>
    </style:style>
    <style:style style:name="P43" style:family="paragraph" style:parent-style-name="Standard" style:list-style-name="L1">
      <style:text-properties officeooo:rsid="00635a23" officeooo:paragraph-rsid="00635a23"/>
    </style:style>
    <style:style style:name="P44" style:family="paragraph" style:parent-style-name="Standard" style:list-style-name="L1">
      <style:text-properties officeooo:rsid="00644dff" officeooo:paragraph-rsid="00644dff"/>
    </style:style>
    <style:style style:name="P45" style:family="paragraph" style:parent-style-name="Standard" style:list-style-name="L1">
      <style:text-properties officeooo:rsid="0064ad51" officeooo:paragraph-rsid="0064ad51"/>
    </style:style>
    <style:style style:name="P46" style:family="paragraph" style:parent-style-name="Standard" style:list-style-name="L1">
      <style:text-properties officeooo:rsid="00666bd7" officeooo:paragraph-rsid="00666bd7"/>
    </style:style>
    <style:style style:name="P47" style:family="paragraph" style:parent-style-name="Standard" style:list-style-name="L1">
      <style:text-properties officeooo:rsid="0066f517" officeooo:paragraph-rsid="0066f517"/>
    </style:style>
    <style:style style:name="P48" style:family="paragraph" style:parent-style-name="Standard" style:list-style-name="L1">
      <style:text-properties officeooo:rsid="006afff3" officeooo:paragraph-rsid="006afff3"/>
    </style:style>
    <style:style style:name="P49" style:family="paragraph" style:parent-style-name="Standard" style:list-style-name="L1">
      <style:text-properties officeooo:rsid="006afff3" officeooo:paragraph-rsid="0075975b"/>
    </style:style>
    <style:style style:name="P50" style:family="paragraph" style:parent-style-name="Standard" style:list-style-name="L1">
      <style:text-properties officeooo:rsid="006c4f90" officeooo:paragraph-rsid="006c4f90"/>
    </style:style>
    <style:style style:name="P51" style:family="paragraph" style:parent-style-name="Standard" style:list-style-name="L1">
      <style:text-properties officeooo:rsid="0077d4be" officeooo:paragraph-rsid="0077d4be"/>
    </style:style>
    <style:style style:name="P52" style:family="paragraph" style:parent-style-name="Standard" style:list-style-name="L1">
      <style:text-properties officeooo:rsid="00781f02" officeooo:paragraph-rsid="00781f02"/>
    </style:style>
    <style:style style:name="P53" style:family="paragraph" style:parent-style-name="Standard" style:list-style-name="L1">
      <style:text-properties officeooo:rsid="007c7f8c" officeooo:paragraph-rsid="007c7f8c"/>
    </style:style>
    <style:style style:name="P54" style:family="paragraph" style:parent-style-name="Standard" style:list-style-name="L1">
      <style:text-properties officeooo:rsid="007dd26c" officeooo:paragraph-rsid="007dd26c"/>
    </style:style>
    <style:style style:name="P55" style:family="paragraph" style:parent-style-name="Standard" style:list-style-name="L1">
      <style:text-properties officeooo:rsid="007f06fb" officeooo:paragraph-rsid="007f06fb"/>
    </style:style>
    <style:style style:name="P56" style:family="paragraph" style:parent-style-name="Standard" style:list-style-name="L1">
      <style:text-properties officeooo:rsid="00818f11" officeooo:paragraph-rsid="00818f11"/>
    </style:style>
    <style:style style:name="P57" style:family="paragraph" style:parent-style-name="Standard" style:list-style-name="L1">
      <style:text-properties officeooo:rsid="0083637e" officeooo:paragraph-rsid="0083637e"/>
    </style:style>
    <style:style style:name="P58" style:family="paragraph" style:parent-style-name="Standard" style:list-style-name="L1">
      <style:text-properties officeooo:rsid="008561c3" officeooo:paragraph-rsid="008561c3"/>
    </style:style>
    <style:style style:name="P59" style:family="paragraph" style:parent-style-name="Standard" style:list-style-name="L1">
      <style:text-properties officeooo:rsid="00872726" officeooo:paragraph-rsid="00872726"/>
    </style:style>
    <style:style style:name="T1" style:family="text">
      <style:text-properties officeooo:rsid="00131c62"/>
    </style:style>
    <style:style style:name="T2" style:family="text">
      <style:text-properties officeooo:rsid="0026abd0"/>
    </style:style>
    <style:style style:name="T3" style:family="text">
      <style:text-properties officeooo:rsid="0026c451"/>
    </style:style>
    <style:style style:name="T4" style:family="text">
      <style:text-properties officeooo:rsid="002746a7"/>
    </style:style>
    <style:style style:name="T5" style:family="text">
      <style:text-properties officeooo:rsid="00274e19"/>
    </style:style>
    <style:style style:name="T6" style:family="text">
      <style:text-properties officeooo:rsid="00324d6b"/>
    </style:style>
    <style:style style:name="T7" style:family="text">
      <style:text-properties officeooo:rsid="003d849e"/>
    </style:style>
    <style:style style:name="T8" style:family="text">
      <style:text-properties officeooo:rsid="0048e371"/>
    </style:style>
    <style:style style:name="T9" style:family="text">
      <style:text-properties officeooo:rsid="004a3d84"/>
    </style:style>
    <style:style style:name="T10" style:family="text">
      <style:text-properties officeooo:rsid="005e41f9"/>
    </style:style>
    <style:style style:name="T11" style:family="text">
      <style:text-properties officeooo:rsid="00603ed5"/>
    </style:style>
    <style:style style:name="T12" style:family="text">
      <style:text-properties officeooo:rsid="006119a0"/>
    </style:style>
    <style:style style:name="T13" style:family="text">
      <style:text-properties officeooo:rsid="00649a8f"/>
    </style:style>
    <style:style style:name="T14" style:family="text">
      <style:text-properties officeooo:rsid="0067ac37"/>
    </style:style>
    <style:style style:name="T15" style:family="text">
      <style:text-properties officeooo:rsid="006f0627"/>
    </style:style>
    <style:style style:name="T16" style:family="text">
      <style:text-properties officeooo:rsid="00747686"/>
    </style:style>
    <style:style style:name="T17" style:family="text">
      <style:text-properties officeooo:rsid="00772020"/>
    </style:style>
    <style:style style:name="T18" style:family="text">
      <style:text-properties officeooo:rsid="00872726"/>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eau</text:p>
      <text:p text:style-name="P1"/>
      <text:list xml:id="list2492311170988471788" text:style-name="L1">
        <text:list-item>
          <text:p text:style-name="P7">Server et ServerController</text:p>
          <text:list>
            <text:list-item>
              <text:p text:style-name="P8">Server</text:p>
              <text:list>
                <text:list-item>
                  <text:p text:style-name="P9">Fonctionne via le protocole TCP/IP. </text:p>
                  <text:list>
                    <text:list-header>
                      <text:p text:style-name="P10">=&gt; <text:tab/>Préférence a l'UDP car moins de vérification et meilleurs connection.</text:p>
                    </text:list-header>
                  </text:list>
                </text:list-item>
                <text:list-item>
                  <text:p text:style-name="P11">Créer dans un Thread afin qu'il n'empiete pas sur EDT.</text:p>
                </text:list-item>
                <text:list-item>
                  <text:p text:style-name="P12">Le serveur fonctionne de la manière suivante :</text:p>
                  <text:list>
                    <text:list-item>
                      <text:p text:style-name="P13">Lancement du serveur en lui passant en paramètre un port, un backlog et une adresse de connexion. <text:span text:style-name="T1">Ces paramètres servent a binder la socket d'ecoute du serveur, qui servira a connecté le client a une socket différentes de celle d'écoute (voir RFC du TCP pour plus de détail). Cette action est effectué coté serveur( personne accueillant la partie) et invité(personne rejoignant une partie hebergé).</text:span></text:p>
                    </text:list-item>
                    <text:list-item>
                      <text:p text:style-name="P14">On vérifie bien entendu que le port est située entre 1024 et 65335, <text:span text:style-name="T2">On a donc défini un port par defaut qui peut etre changé si la personne le désire, et qu'elle sait ce qu'elle fait.</text:span></text:p>
                    </text:list-item>
                    <text:list-item>
                      <text:p text:style-name="P14">Une fois lancé, le serveur <text:span text:style-name="T3">de host </text:span>se mets en attente d'une connexion via l'appelle listen</text:p>
                    </text:list-item>
                    <text:list-item>
                      <text:p text:style-name="P15"><text:span text:style-name="T4">L'invité </text:span>se connecte au server, <text:span text:style-name="T4">qui crée une socket de service, afin d'echanger des données avec lui.</text:span></text:p>
                    </text:list-item>
                    <text:list-item>
                      <text:p text:style-name="P16">Une fois l'<text:span text:style-name="T4">invité</text:span> connecté, <text:span text:style-name="T5">on crée une socket qui ecoutera sur le port et l'adresse de l'adversaire, car son serveur se mlets lui aussi en attente d'une connexion.</text:span></text:p>
                    </text:list-item>
                    <text:list-item>
                      <text:p text:style-name="P17">Une fois les deux sockets connectés, elles peuvent donc échanger des données afin que les joueurs communiquent entre eux par le biais de leur socket de services respective.</text:p>
                    </text:list-item>
                    <text:list-item>
                      <text:p text:style-name="P18">Si la connexion venais a être perdu, que l'un des deux joueurs quitte volontairement la partie, nous fermons les sockets proprement via l'appel close, afin que celle-ci libère proprement la mémoire. Puis l'on ferme le serveur une fois que le joueur quitte l'application.</text:p>
                      <text:p text:style-name="P18"/>
                    </text:list-item>
                  </text:list>
                </text:list-item>
              </text:list>
            </text:list-item>
            <text:list-item>
              <text:p text:style-name="P42">Méthode Client/Server <text:span text:style-name="T16">ou Server/Client</text:span></text:p>
              <text:list>
                <text:list-item>
                  <text:p text:style-name="P43">Pourquoi ?</text:p>
                  <text:list>
                    <text:list-item>
                      <text:p text:style-name="P44">Avantage<text:span text:style-name="T13">s</text:span></text:p>
                      <text:list>
                        <text:list-header>
                          <text:p text:style-name="P45">Eviter d'avoir un serveur située au milieu qui tourne en permanence</text:p>
                          <text:p text:style-name="P45">=&gt; Portabilité de l'application.</text:p>
                          <text:p text:style-name="P46">Permet de facilement jouer en LAN, vu qu'il suffit de rentrée les IP du sous réseau pour fonctionner.</text:p>
                          <text:p text:style-name="P50">Serveur tjs accessible, vu qu'il suffit que les deux joueurs veuille jouer pour jouer.</text:p>
                        </text:list-header>
                      </text:list>
                    </text:list-item>
                    <text:list-item>
                      <text:p text:style-name="P47">D<text:span text:style-name="T17">é</text:span>savantage<text:span text:style-name="T14">s</text:span></text:p>
                      <text:list>
                        <text:list-header>
                          <text:p text:style-name="P48">Si les connexion entres les deux joueurs sont trop mauvaises, risque de perdre la partie en cours.</text:p>
                          <text:p text:style-name="P49"><text:span text:style-name="T15">Impossibilité de jouer avec un inconnu, vu qu'il faut partager les IPs respectivent pour que les sockets se connectent</text:span></text:p>
                        </text:list-header>
                      </text:list>
                    </text:list-item>
                  </text:list>
                </text:list-item>
                <text:list-item>
                  <text:p text:style-name="P51">Solution Alternatives ?</text:p>
                  <text:list>
                    <text:list-item>
                      <text:p text:style-name="P52">Modèle serveur centralisé.</text:p>
                      <text:list>
                        <text:list-item>
                          <text:p text:style-name="P53">Avantages</text:p>
                          <text:list>
                            <text:list-header>
                              <text:p text:style-name="P54">Accessible par tout le monde, permettant a des inconnus de jouer.</text:p>
                              <text:p text:style-name="P55">Permet une decentralisation du code du serveur, allegeant alors l'execution de notre software en conséquence.</text:p>
                            </text:list-header>
                          </text:list>
                        </text:list-item>
                        <text:list-item>
                          <text:p text:style-name="P56">Desavantage</text:p>
                          <text:list>
                            <text:list-header>
                              <text:p text:style-name="P57"><text:soft-page-break/>Jouer avec des inconnues, au risque de tomber sur de potentillement mauvais perdant.</text:p>
                              <text:p text:style-name="P58">Si le serveur cracher, <text:span text:style-name="T18">il va falloir du temps pour le relancer.</text:span></text:p>
                              <text:p text:style-name="P59">Difficulté de jouer avec des amis, en particulier si le serveur est surchargé.</text:p>
                            </text:list-header>
                          </text:list>
                        </text:list-item>
                      </text:list>
                    </text:list-item>
                  </text:list>
                </text:list-item>
              </text:list>
            </text:list-item>
          </text:list>
        </text:list-item>
      </text:list>
      <text:p text:style-name="P41"/>
      <text:p text:style-name="P41"/>
      <text:p text:style-name="P3"/>
      <text:list xml:id="list212425878590744" text:continue-numbering="true" text:style-name="L1">
        <text:list-item>
          <text:p text:style-name="P19">Role des Sockets</text:p>
          <text:list>
            <text:list-item>
              <text:p text:style-name="P20">Socket d'écoute.</text:p>
              <text:list>
                <text:list-item>
                  <text:p text:style-name="P21">Le rôle de la socket d'écoute, et comme son nom l'indique, d'écouter sur une adresse et un port précis afin qu'une personne puisse se connecté sur le serveur et ainsi procédé ou non à un échange.</text:p>
                </text:list-item>
                <text:list-item>
                  <text:p text:style-name="P22">La socket d'écoute est une socket qui une fois instancié n'a aucun autre role que celui de créer, si une demande arrive, une socket de service qui permettra l'échange de données entre un client et le serveur.</text:p>
                </text:list-item>
                <text:list-item>
                  <text:p text:style-name="P22">Son rôle dans le projet est donc, lorsque la personne hébergeant la partie lance son serveur, celui-ci se mets directement en état bloquant jusqu'a ce qu'arrive une demande de connexion. Une fois ceci fait, son adversaire, ayant lancé son serveur au préalable, se retrouve bloqué jusqu'a ce que le host de la partie se conecte aussi sur son serveur.</text:p>
                </text:list-item>
              </text:list>
            </text:list-item>
            <text:list-item>
              <text:p text:style-name="P23">Socket de service.</text:p>
              <text:list>
                <text:list-item>
                  <text:p text:style-name="P24">La socket de service permet quand à elle de relier deux joueurs afin qu'il puisse communiquer. Elle est instancier par le biais de la socket d'écoute, qui une fois une demande d'écoute reçu, crée une socket de service qui sert de lien entre les deux joueurs, mais uniquement dans un sens. <text:span text:style-name="T6">C'est pour cela que chacun doit créer un serveur et effectué un listen afin que chacun puisse communiquer avec l'autre.</text:span></text:p>
                </text:list-item>
              </text:list>
            </text:list-item>
          </text:list>
        </text:list-item>
      </text:list>
      <text:p text:style-name="P4"/>
      <text:list xml:id="list212425596893985" text:continue-numbering="true" text:style-name="L1">
        <text:list-item>
          <text:p text:style-name="P19">Communication Réseau</text:p>
          <text:list>
            <text:list-item>
              <text:p text:style-name="P25">Protocole Question/Réponse.</text:p>
              <text:list>
                <text:list-item>
                  <text:p text:style-name="P26">Le protocole employer ici est un protocole question réponse.</text:p>
                </text:list-item>
              </text:list>
            </text:list-item>
          </text:list>
          <text:p text:style-name="P27">L'idée du protocole question réponse est qu'un des deux clients envoie une requête a son adversaire. Son adversaire reçoit la réponse, la traite, puis envoie une réponse à la requête effectué précédement. Dans les faits, cela consiste a ce qu'un joueur envoie des coordonnée de tir sur le plateau de jeu de son aversaire. Celui-ci reçoit alors la réponse, la traite puis une fois la réponse obtenue, la renvoie a son adversaire afin que celui-ci puisse modifier en conséquence. <text:span text:style-name="T7">En procédant ainsi, on arrive a un protocole de question réponse, qui fait qu'en aucun cas un joueur peut envoyé une double requete sans avoir eu au préalable une réponse de l'autre.</text:span></text:p>
          <text:p text:style-name="P27"/>
          <text:list text:continue-numbering="true">
            <text:list-item>
              <text:p text:style-name="P28">Protocole TCP/IP</text:p>
              <text:list>
                <text:list-item>
                  <text:p text:style-name="P29">Le protocole TCP ( Transmission Control Protocol) <text:span text:style-name="T9">(</text:span><text:a xlink:type="simple" xlink:href="https://tools.ietf.org/html/rfc793" text:style-name="Internet_20_link" text:visited-style-name="Visited_20_Internet_20_Link"><text:span text:style-name="T9">https://tools.ietf.org/html/rfc793</text:span></text:a><text:span text:style-name="T9">) </text:span>est un protocole de transfert fiable, en mode connecté que l'on oppose a l'UDP <text:span text:style-name="T8">(User Datagram Protocol)</text:span></text:p>
                </text:list-item>
                <text:list-item>
                  <text:p text:style-name="P30">On a pris le protocole TCP, car son implémentation est bien plus aisé que celle de l'UDP pour plusieurs raisons :</text:p>
                  <text:list>
                    <text:list-item>
                      <text:p text:style-name="P30">Ne plus avoir a traité de potentiel cas d'erreur dans la reception des packets, car TCP s'assure que chacun des packets est complet avant de l'envoyé.</text:p>
                    </text:list-item>
                    <text:list-item>
                      <text:p text:style-name="P31">En terme d'efficacité, bien que légerement plus lent, la différence ne se fait pas sentir au vu de la quantité de données que l'on envoie par chaque échange.</text:p>
                    </text:list-item>
                  </text:list>
                </text:list-item>
              </text:list>
            </text:list-item>
          </text:list>
        </text:list-item>
      </text:list>
      <text:p text:style-name="P5"/>
      <text:list xml:id="list212426009710513" text:continue-numbering="true" text:style-name="L1">
        <text:list-item>
          <text:p text:style-name="P19">Erreurs et traitements.</text:p>
          <text:list>
            <text:list-item>
              <text:p text:style-name="P32"><text:soft-page-break/>Gestion des erreurs du serveur</text:p>
              <text:list>
                <text:list-item>
                  <text:p text:style-name="P33">Le serveur est deja lancé alors qu'on souhaite le lancer, ou que l'on souhaite le fermer alors qu'il est deja fermer.</text:p>
                </text:list-item>
                <text:list-item>
                  <text:p text:style-name="P34">On gère aussi le fait que si le port est mauvais, on lui attribut un port par défaut. En effet, certaines plages de port ne sont pas utilisable (1 – 1024), c'est port correspondent au port par défaut d'applications utilisée mondialement, soit par des logiciel, soit par des protocoles.</text:p>
                </text:list-item>
                <text:list-item>
                  <text:p text:style-name="P35">Si jamais une socket ne peut pas etre ecouter, nous gérons l'erreur en disant que la connexion n'a pu être autorisé pour le moment.</text:p>
                </text:list-item>
                <text:list-item>
                  <text:p text:style-name="P36">De même, si l'on ferme une socket deja fermé et donc rendu inactive, celle-ci ne fonctionne plus</text:p>
                </text:list-item>
              </text:list>
            </text:list-item>
            <text:list-item>
              <text:p text:style-name="P37">ServerController</text:p>
              <text:list>
                <text:list-item>
                  <text:p text:style-name="P38">Si les données <text:span text:style-name="T10">reçu</text:span> sont nul<text:span text:style-name="T11">le</text:span>s, on envoie un message d'erreur indiquant qu'un probleme est survenu durant le transfert des données.</text:p>
                </text:list-item>
                <text:list-item>
                  <text:p text:style-name="P39">Si les données reçu <text:span text:style-name="T12">sont nulle, on envoie un message d'erreur indiquant que les odnnées n'ont pas été reçu.</text:span></text:p>
                </text:list-item>
                <text:list-item>
                  <text:p text:style-name="P40">On traite ausi le fait que les données ne respect pas le format suivant, "Object:attributs", avec pour Object :</text:p>
                  <text:list>
                    <text:list-item>
                      <text:p text:style-name="P40">String -&gt; envoie d'un message.</text:p>
                    </text:list-item>
                    <text:list-item>
                      <text:p text:style-name="P40">Coordinates -&gt; envoie des coordonnées de jeux</text:p>
                    </text:list-item>
                    <text:list-item>
                      <text:p text:style-name="P40">State -&gt; envoie de l'état de la case touchée.</text:p>
                    </text:list-item>
                  </text:list>
                </text:list-item>
              </text:list>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38S</meta:editing-duration>
    <meta:editing-cycles>131</meta:editing-cycles>
    <meta:generator>LibreOffice/5.0.3.2$Windows_x86 LibreOffice_project/e5f16313668ac592c1bfb310f4390624e3dbfb75</meta:generator>
    <dc:date>2016-04-26T21:24:23.923000000</dc:date>
    <meta:document-statistic meta:table-count="0" meta:image-count="0" meta:object-count="0" meta:page-count="3" meta:paragraph-count="62" meta:word-count="1118" meta:character-count="6516" meta:non-whitespace-character-count="5505"/>
    <meta:user-defined meta:name="Info 1"/>
    <meta:user-defined meta:name="Info 2"/>
    <meta:user-defined meta:name="Info 3"/>
    <meta:user-defined meta:name="Info 4"/>
  </office:meta>
</office:document-meta>
</file>